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725cm"/>
    </style:style>
    <style:style style:name="Tabela1.B" style:family="table-column">
      <style:table-column-properties style:column-width="10.917cm"/>
    </style:style>
    <style:style style:name="Tabela1.C" style:family="table-column">
      <style:table-column-properties style:column-width="2.35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fo:font-size="6.5pt"/>
    </style:style>
    <style:style style:name="P31" style:family="paragraph" style:parent-style-name="Text_20_body" style:list-style-name="L15">
      <style:paragraph-properties fo:margin-left="0cm" fo:margin-right="0cm" fo:margin-top="0cm" fo:margin-bottom="0.141cm" style:contextual-spacing="false" fo:text-indent="0cm" style:auto-text-indent="false" fo:padding="0.049cm" fo:border="0.06pt solid #000000"/>
      <style:text-properties fo:font-size="6.5pt"/>
    </style:style>
    <style:style style:name="P3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T1" style:family="text">
      <style:text-properties fo:font-size="6.5pt"/>
    </style:style>
    <style:style style:name="T2" style:family="text">
      <style:text-properties fo:font-size="6.5pt" fo:font-weight="bold"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">
        <style:list-level-properties text:space-before="-0.21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uia do Usuario</text:p>
      <text:p text:style-name="Text_20_body"/>
      <text:p text:style-name="P30">Não bate totalmente.</text:p>
      <text:list xml:id="list1959561651" text:style-name="L15">
        <text:list-item>
          <text:p text:style-name="P32"><text:span text:style-name="T1">O J_360 atual recebe briefing (cliente, estágio da jornada, dores, riscos, documentos de suporte) e devolve parecer textual com recomendações. Ele </text:span><text:span text:style-name="Strong_20_Emphasis"><text:span text:style-name="T2">não lê o conteúdo</text:span></text:span><text:span text:style-name="T1"> dos anexos automaticamente – só registra nome/URL.</text:span></text:p>
        </text:list-item>
        <text:list-item>
          <text:p text:style-name="P31">Não há automação real de “análise de contratos”, “pesquisa de fundamentos legais” ou “geração de minutas” a partir dos arquivos; o resultado é um diagnóstico textual baseado no formulário.</text:p>
        </text:list-item>
        <text:list-item>
          <text:p text:style-name="P31">Guardrails/auditoria existem no sentido de cada run ficar registrado (ID, traceId, custo), mas não há fluxos adicionais de segurança citados no guia.</text:p>
        </text:list-item>
      </text:list>
      <text:p text:style-name="P30">Portanto, o documento precisa ser ajustado para descrever o que o agente realmente faz: coletar contexto, gerar parecer e registrar o run, sem prometer análise automática de documentos ou produção de minutas jurídicas.</text:p>
      <text:p text:style-name="Text_20_body"/>
      <text:h text:style-name="Heading_20_3" text:outline-level="3">Guia do Usuario - Agente Juridico (J_360)</text:h>
      <text:p text:style-name="Text_20_body"><draw:frame draw:style-name="fr1" draw:name="Figura1" text:anchor-type="as-char" svg:width="2.469cm" svg:height="1cm" draw:z-index="0"><draw:image xlink:href="http://localhost:5173/app/assets/logo_projeto.png" xlink:type="simple" xlink:show="embed" xlink:actuate="onLoad"/><svg:title>Logo do Projeto</svg:title></draw:frame></text:p>
      <text:p text:style-name="Text_20_body">Bem-vindo(a)! Este guia explica como usar o Agente Juridico (J_360) no Mission Control para analisar contratos, pesquisar fundamentos legais e gerar minutas/pareceres com seguranca, guardrails e auditoria.</text:p>
      <text:p text:style-name="Text_20_body">1) Visao geral</text:p>
      <text:p text:style-name="Text_20_body">O <text:span text:style-name="Strong_20_Emphasis">J_360</text:span> e especializado em direito civil/imobiliario, tokenizacao/CVM e tributario:</text:p>
      <text:list xml:id="list2177891045" text:style-name="L1">
        <text:list-item>
          <text:p text:style-name="P3">Le contratos (PDF, DOCX ou link) e destaca riscos e clausulas sensiveis.</text:p>
        </text:list-item>
        <text:list-item>
          <text:p text:style-name="P3">Pesquisa lei, jurisprudencia e doutrina em colecoes RAG internas (LGPD, CVM, tributario etc.).</text:p>
        </text:list-item>
        <text:list-item>
          <text:p text:style-name="P2">Gera minutas e pareceres (ODT/PDF/Markdown) com confirmacao humana obrigatoria antes de qualquer envio.</text:p>
        </text:list-item>
      </text:list>
      <text:p text:style-name="Text_20_body">Importante: o J_360 auxilia, mas a decisao final permanece humana. Guardrail requires_confirmation protege as acoes sensiveis.</text:p>
      <text:p text:style-name="Text_20_body">2) O que foi configurado</text:p>
      <text:list xml:id="list4033900312" text:style-name="L2">
        <text:list-item>
          <text:p text:style-name="P5">Descricao do agente preenchida com escopo, diferenciais e pitch.</text:p>
        </text:list-item>
        <text:list-item>
          <text:p text:style-name="P5">Ferramentas com contrato completo:</text:p>
          <text:list>
            <text:list-item>
              <text:p text:style-name="P5"><text:span text:style-name="Source_20_Text">contract.parse</text:span> - extrai clausulas, obrigacoes, prazos, multas e riscos (upload/URL).</text:p>
            </text:list-item>
            <text:list-item>
              <text:p text:style-name="P5"><text:span text:style-name="Source_20_Text">rag.searchLaw</text:span> - pesquisa colecoes LGPD/CVM/tributario e retorna trechos com citacoes.</text:p>
            </text:list-item>
            <text:list-item>
              <text:p text:style-name="P5"><text:span text:style-name="Source_20_Text">doc.generateOpinion</text:span> - gera parecer/minuta com confirmacao humana antes de qualquer efeito externo.</text:p>
            </text:list-item>
          </text:list>
        </text:list-item>
        <text:list-item>
          <text:p text:style-name="P5">Guardrails ativos: simulateFirst true por padrao; requires_confirmation true em operacoes de risco.</text:p>
        </text:list-item>
        <text:list-item>
          <text:p text:style-name="P4">Scopes minimos por ferramenta (ex.: law:contract:read, law:opinion:write).</text:p>
        </text:list-item>
      </text:list>
      <text:p text:style-name="Text_20_body">2.1) Colecoes RAG ativas</text:p>
      <text:p text:style-name="Text_20_body">Colecoes disponiveis (podem ser ativadas por projeto/ambiente):</text:p>
      <text:list xml:id="list1471637493" text:style-name="L3">
        <text:list-item>
          <text:p text:style-name="P7"><text:span text:style-name="Strong_20_Emphasis">LGPD (Lei 13.709/2018)</text:span> - principios, bases legais, direitos do titular, ANPD.</text:p>
          <text:p text:style-name="P7">Status: ativa • Ultima indexacao: {{PREENCHER_DATA}} • Responsavel: {{OWNER}}</text:p>
        </text:list-item>
        <text:list-item>
          <text:p text:style-name="P7"><text:soft-page-break/><text:span text:style-name="Strong_20_Emphasis">CVM (Resolucoes 88/160/233 e correlatas)</text:span> - tokenizacao, ofertas publicas, valores mobiliarios.</text:p>
          <text:p text:style-name="P7">Status: ativa • Ultima indexacao: {{PREENCHER_DATA}} • Responsavel: {{OWNER}}</text:p>
        </text:list-item>
        <text:list-item>
          <text:p text:style-name="P7"><text:span text:style-name="Strong_20_Emphasis">Tributario (CTN + ISS/IPTU/ITBI + normas locais)</text:span> - incidencia, fatos geradores, isencoes.</text:p>
          <text:p text:style-name="P7">Status: opcional • Ultima indexacao: {{PREENCHER_DATA}}</text:p>
        </text:list-item>
        <text:list-item>
          <text:p text:style-name="P7"><text:span text:style-name="Strong_20_Emphasis">Consumidor (CDC) e Civil/Imobiliario</text:span> - vicio oculto, clausulas abusivas, locacao, compra e venda.</text:p>
          <text:p text:style-name="P6">Status: ativa • Ultima indexacao: {{PREENCHER_DATA}}</text:p>
        </text:list-item>
      </text:list>
      <text:p text:style-name="Text_20_body">Dica: ao usar <text:span text:style-name="Source_20_Text">rag.searchLaw</text:span>, informe jurisdicao (ex.: BR) e dominio (civil, consumidor, cvm) para mais precisao.</text:p>
      <text:p text:style-name="Text_20_body">3) Como usar no Mission Control</text:p>
      <text:list xml:id="list1549577208" text:style-name="L4">
        <text:list-item>
          <text:p text:style-name="P9">Abra Catalogo -&gt; Agentes conectados e selecione "Juridico - R$ 2,30/run (ID: J_360)".</text:p>
        </text:list-item>
        <text:list-item>
          <text:p text:style-name="P9">Envie o insumo: upload/URL de contrato ou pergunta juridica detalhada.</text:p>
        </text:list-item>
        <text:list-item>
          <text:p text:style-name="P9">Clique em <text:span text:style-name="Strong_20_Emphasis">Simular primeiro</text:span> (estima custo/tempo, valida schema e scopes).</text:p>
        </text:list-item>
        <text:list-item>
          <text:p text:style-name="P9">Revise o preview; se estiver ok, confirme no modal humano para executar.</text:p>
        </text:list-item>
        <text:list-item>
          <text:p text:style-name="P8">Monitore Runs recentes e a aba Billing para custos, limites e execucoes bloqueadas.</text:p>
        </text:list-item>
      </text:list>
      <text:p text:style-name="Text_20_body">4) Fluxos rapidos</text:p>
      <text:p text:style-name="Text_20_body">A) Analisar contrato (detectar riscos)</text:p>
      <text:p text:style-name="Text_20_body">Use <text:span text:style-name="Source_20_Text">contract.parse</text:span> -&gt; <text:span text:style-name="Source_20_Text">rag.searchLaw</text:span> para montar resumo de riscos e sugestoes.</text:p>
      <text:p text:style-name="Text_20_body">B) Pesquisar fundamento legal (RAG)</text:p>
      <text:p text:style-name="Text_20_body">Acione <text:span text:style-name="Source_20_Text">rag.searchLaw</text:span> com palavra-chave, jurisdicao e dominio para receber citacoes.</text:p>
      <text:p text:style-name="Text_20_body">C) Gerar parecer/minuta</text:p>
      <text:p text:style-name="Text_20_body">Execute <text:span text:style-name="Source_20_Text">doc.generateOpinion</text:span> com contexto, referencias e pedido. Guardrail exige confirmacao.</text:p>
      <text:p text:style-name="Text_20_body">5) Guardrails e confirmacao</text:p>
      <text:p text:style-name="Text_20_body">Politicas aplicadas: simulateFirst true (sempre simular antes de efeitos externos); requires_confirmation true em envio externo, efeito juridico imediato ou risco/custo alto; timeouts, retries e circuit breaker para evitar loops; PII mascarada nos logs.</text:p>
      <text:p text:style-name="Preformatted_20_Text">Usuario -&gt; Simular -&gt; Preview ok? -&gt; (Sim) -&gt; Modal de Confirmacao -&gt; Executa -&gt; Log &amp; Billing</text:p>
      <text:p text:style-name="P1"><text:s text:c="29"/>\-&gt; (Nao) Ajustar inputs -&gt; Simular de novo</text:p>
      <text:p text:style-name="Text_20_body">6) Escopos, credenciais e ambientes</text:p>
      <text:p text:style-name="Text_20_body">Cada tool requer scopes minimos e tokens por ambiente (dev/stg/prod)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2295526731232">
            <table:table-cell table:style-name="Tabela1.A1" office:value-type="string">
              <text:p text:style-name="Table_20_Heading">Tool</text:p>
            </table:table-cell>
            <table:table-cell table:style-name="Tabela1.A1" office:value-type="string">
              <text:p text:style-name="Table_20_Heading">Scopes minimos</text:p>
            </table:table-cell>
            <table:table-cell table:style-name="Tabela1.A1" office:value-type="string">
              <text:p text:style-name="Table_20_Heading">Efeito sensivel</text:p>
            </table:table-cell>
          </table:table-row>
        </table:table-header-rows>
        <table:table-row table:style-name="TableLine2295526731232">
          <table:table-cell table:style-name="Tabela1.A1" office:value-type="string">
            <text:p text:style-name="Table_20_Contents">contract.parse</text:p>
          </table:table-cell>
          <table:table-cell table:style-name="Tabela1.A1" office:value-type="string">
            <text:p text:style-name="Table_20_Contents"><text:span text:style-name="Source_20_Text">law:contract:read</text:span></text:p>
          </table:table-cell>
          <table:table-cell table:style-name="Tabela1.A1" office:value-type="string">
            <text:p text:style-name="Table_20_Contents">Nao</text:p>
          </table:table-cell>
        </table:table-row>
        <table:table-row table:style-name="TableLine2295526731232">
          <table:table-cell table:style-name="Tabela1.A1" office:value-type="string">
            <text:p text:style-name="Table_20_Contents">rag.searchLaw</text:p>
          </table:table-cell>
          <table:table-cell table:style-name="Tabela1.A1" office:value-type="string">
            <text:p text:style-name="Table_20_Contents"><text:span text:style-name="Source_20_Text">law:rag:read</text:span></text:p>
          </table:table-cell>
          <table:table-cell table:style-name="Tabela1.A1" office:value-type="string">
            <text:p text:style-name="Table_20_Contents">Nao</text:p>
          </table:table-cell>
        </table:table-row>
        <text:soft-page-break/>
        <table:table-row table:style-name="TableLine2295526731232">
          <table:table-cell table:style-name="Tabela1.A1" office:value-type="string">
            <text:p text:style-name="Table_20_Contents">doc.generateOpinion</text:p>
          </table:table-cell>
          <table:table-cell table:style-name="Tabela1.A1" office:value-type="string">
            <text:p text:style-name="Table_20_Contents"><text:span text:style-name="Source_20_Text">law:opinion:write</text:span> (adicione <text:span text:style-name="Source_20_Text">email:send</text:span> / <text:span text:style-name="Source_20_Text">esign:request</text:span> se aplicavel)</text:p>
          </table:table-cell>
          <table:table-cell table:style-name="Tabela1.A1" office:value-type="string">
            <text:p text:style-name="Table_20_Contents">Sim</text:p>
          </table:table-cell>
        </table:table-row>
      </table:table>
      <text:p text:style-name="Text_20_body">Falta de scope causa erro de autorizacao; solicite habilitacao ao administrador do projeto/ambiente.</text:p>
      <text:p text:style-name="Text_20_body">7) Entradas e saidas (resumo)</text:p>
      <text:p text:style-name="Text_20_body">contract.parse</text:p>
      <text:p text:style-name="Preformatted_20_Text">Entrada:</text:p>
      <text:p text:style-name="Preformatted_20_Text">{</text:p>
      <text:p text:style-name="Preformatted_20_Text"><text:s text:c="2"/>"source": { "type": "upload|url", "value": "..." },</text:p>
      <text:p text:style-name="Preformatted_20_Text"><text:s text:c="2"/>"matter": "locacao_residencial|compra_venda|prestacao_servicos|...",</text:p>
      <text:p text:style-name="Preformatted_20_Text"><text:s text:c="2"/>"notes": "pontos de atencao (opcional)"</text:p>
      <text:p text:style-name="Preformatted_20_Text">}</text:p>
      <text:p text:style-name="Preformatted_20_Text"/>
      <text:p text:style-name="Preformatted_20_Text">Saida:</text:p>
      <text:p text:style-name="Preformatted_20_Text">{</text:p>
      <text:p text:style-name="Preformatted_20_Text"><text:s text:c="2"/>"clauses": [{"title":"Multa rescisoria","risk":"alto","excerpt":"..."}],</text:p>
      <text:p text:style-name="Preformatted_20_Text"><text:s text:c="2"/>"deadlines": [{"type":"prazo de denuncia","date":"2025-11-30"}],</text:p>
      <text:p text:style-name="Preformatted_20_Text"><text:s text:c="2"/>"duties": ["responsabilidade por vicios","garantia"],</text:p>
      <text:p text:style-name="Preformatted_20_Text"><text:s text:c="2"/>"risks": ["assimetria de penalidades","confissao de divida"],</text:p>
      <text:p text:style-name="Preformatted_20_Text"><text:s text:c="2"/>"recommendations": ["incluir clausula de mediacao","rever multa"]</text:p>
      <text:p text:style-name="P1">}</text:p>
      <text:p text:style-name="Text_20_body">rag.searchLaw</text:p>
      <text:p text:style-name="Preformatted_20_Text">Entrada:</text:p>
      <text:p text:style-name="Preformatted_20_Text">{ "query": "vicio oculto em imovel usado", "domains": ["civil","consumidor"], "jurisdiction": "BR" }</text:p>
      <text:p text:style-name="Preformatted_20_Text"/>
      <text:p text:style-name="Preformatted_20_Text">Saida:</text:p>
      <text:p text:style-name="P1">{ "hits": [{"source":"CDC art. 18","snippet":"...","relevance":0.92,"ref":"..."}] }</text:p>
      <text:p text:style-name="Text_20_body">doc.generateOpinion</text:p>
      <text:p text:style-name="Preformatted_20_Text">Entrada:</text:p>
      <text:p text:style-name="Preformatted_20_Text">{</text:p>
      <text:p text:style-name="Preformatted_20_Text"><text:s text:c="2"/>"title": "Parecer sobre vicio oculto",</text:p>
      <text:p text:style-name="Preformatted_20_Text"><text:s text:c="2"/>"facts": "resumo dos fatos relevantes",</text:p>
      <text:p text:style-name="Preformatted_20_Text"><text:s text:c="2"/>"references": [{"type":"law","ref":"CDC art. 18"}],</text:p>
      <text:p text:style-name="Preformatted_20_Text"><text:s text:c="2"/>"audience": "cliente leigo",</text:p>
      <text:p text:style-name="Preformatted_20_Text"><text:s text:c="2"/>"length": "2_pages"</text:p>
      <text:p text:style-name="Preformatted_20_Text">}</text:p>
      <text:p text:style-name="Preformatted_20_Text"/>
      <text:p text:style-name="P1">Saida: documento estruturado com Introducao -&gt; Analise -&gt; Fundamentos -&gt; Conclusao -&gt; Proximos passos.</text:p>
      <text:p text:style-name="Text_20_body">8) Privacidade, logs e auditoria</text:p>
      <text:list xml:id="list4202859387" text:style-name="L5">
        <text:list-item>
          <text:p text:style-name="P11">PII mascarada (CPF, RG, e-mail, telefone, enderecos, dados sensiveis).</text:p>
        </text:list-item>
        <text:list-item>
          <text:p text:style-name="P11">Trilha de auditoria por run: entrada/saida resumida, custo estimado/real, traceId, usuario, horario.</text:p>
        </text:list-item>
        <text:list-item>
          <text:p text:style-name="P10">Retencao conforme politica interna do projeto.</text:p>
        </text:list-item>
      </text:list>
      <text:p text:style-name="Text_20_body">9) Custos e cotas</text:p>
      <text:p text:style-name="Text_20_body"><text:soft-page-break/>Formula: custo = perRun + (perMB x tamanho_do_payload_em_MB). Para o J_360: perRun = R$ 2,30 e perMB = R$ 0,11.</text:p>
      <text:p text:style-name="Preformatted_20_Text">Exemplo (contrato 350 KB ~ 0,34 MB):</text:p>
      <text:p text:style-name="P1">2,30 + (0,11 x 0,34) = 2,30 + 0,0374 ~= R$ 2,34</text:p>
      <text:p text:style-name="Text_20_body">Soft limit gera aviso; hard limit bloqueia execucoes ate renovacao ou aumento de cota.</text:p>
      <text:p text:style-name="Text_20_body">10) KPIs e Billing</text:p>
      <text:list xml:id="list1478581141" text:style-name="L6">
        <text:list-item>
          <text:p text:style-name="P13">Runs simuladas vs confirmadas (eficiencia dos guardrails).</text:p>
        </text:list-item>
        <text:list-item>
          <text:p text:style-name="P13">Custo evitado (simulacoes que nao viraram execucao).</text:p>
        </text:list-item>
        <text:list-item>
          <text:p text:style-name="P13">Custo por caso/cliente (use metadados nas requisicoes).</text:p>
        </text:list-item>
        <text:list-item>
          <text:p text:style-name="P12">Consumo vs cotas por periodo, agente e ambiente.</text:p>
        </text:list-item>
      </text:list>
      <text:p text:style-name="Text_20_body">11) Erros comuns e solucoes</text:p>
      <text:list xml:id="list974736833" text:style-name="L7">
        <text:list-item>
          <text:p text:style-name="P15">Escopo ausente/negado - solicite habilitacao (ex.: law:opinion:write).</text:p>
        </text:list-item>
        <text:list-item>
          <text:p text:style-name="P15">Schema invalido - revise campos obrigatorios conforme exemplos.</text:p>
        </text:list-item>
        <text:list-item>
          <text:p text:style-name="P15">Arquivo nao suportado/ilegivel - envie PDF/DOCX textual ou realize OCR antes.</text:p>
        </text:list-item>
        <text:list-item>
          <text:p text:style-name="P15">Pendente de confirmacao - abra o modal humano e confirme.</text:p>
        </text:list-item>
        <text:list-item>
          <text:p text:style-name="P14">Quota excedida (hard limit) - aguarde renovacao ou solicite aumento.</text:p>
        </text:list-item>
      </text:list>
      <text:p text:style-name="Text_20_body">12) Boas praticas</text:p>
      <text:list xml:id="list4201238018" text:style-name="L8">
        <text:list-item>
          <text:p text:style-name="P17">Simule sempre antes de executar algo externo.</text:p>
        </text:list-item>
        <text:list-item>
          <text:p text:style-name="P17">Contextualize fatos, objetivo e publico (tecnico/leigo).</text:p>
        </text:list-item>
        <text:list-item>
          <text:p text:style-name="P17">Peca citacoes de lei/artigo/inciso quando relevante.</text:p>
        </text:list-item>
        <text:list-item>
          <text:p text:style-name="P16">Garanta revisao humana antes de enviar a terceiros.</text:p>
        </text:list-item>
      </text:list>
      <text:p text:style-name="Text_20_body">13) FAQ</text:p>
      <text:list xml:id="list2733819943" text:style-name="L9">
        <text:list-item>
          <text:p text:style-name="P19">O J_360 substitui advogado? Nao. Ele acelera leitura/pesquisa, mas a decisao e humana.</text:p>
        </text:list-item>
        <text:list-item>
          <text:p text:style-name="P19">Posso usar minha base de leis? Sim, publique colecoes RAG internas e reindexe.</text:p>
        </text:list-item>
        <text:list-item>
          <text:p text:style-name="P19">Como ajustar o tom do parecer? Informe publico/alvo ou use presets no formulario.</text:p>
        </text:list-item>
        <text:list-item>
          <text:p text:style-name="P18">Consigo exportar ODT/PDF? Sim, via opcoes do resultado de <text:span text:style-name="Source_20_Text">doc.generateOpinion</text:span>.</text:p>
        </text:list-item>
      </text:list>
      <text:p text:style-name="Text_20_body">14) Roadmap (sugestoes)</text:p>
      <text:list xml:id="list2947947155" text:style-name="L10">
        <text:list-item>
          <text:p text:style-name="P21">Integracao com e-signature (<text:span text:style-name="Source_20_Text">esign.requestSignature</text:span>) com confirmacao obrigatoria.</text:p>
        </text:list-item>
        <text:list-item>
          <text:p text:style-name="P21">Templates de minuta padrao por tipo contratual.</text:p>
        </text:list-item>
        <text:list-item>
          <text:p text:style-name="P21">Painel de clausulas proibidas/sensiveis com alerta automatico.</text:p>
        </text:list-item>
        <text:list-item>
          <text:p text:style-name="P20">Metrica de tempo poupado por caso.</text:p>
        </text:list-item>
      </text:list>
      <text:p text:style-name="Text_20_body">15) Modelos de minuta padrao</text:p>
      <text:p text:style-name="Text_20_body">Use os templates abaixo para acelerar a redacao. Substitua os tokens e sempre simule, revise e confirme antes de enviar.</text:p>
      <text:p text:style-name="Text_20_body">15.1) Contrato de locacao residencial</text:p>
      <text:p text:style-name="Text_20_body">Tokens obrigatorios: <text:span text:style-name="Source_20_Text">{{LOCADOR_NOME}}</text:span>, <text:span text:style-name="Source_20_Text">{{LOCATARIO_NOME}}</text:span>, <text:span text:style-name="Source_20_Text">{{IMOVEL_ENDERECO}}</text:span>, <text:span text:style-name="Source_20_Text">{{</text:span><text:soft-page-break/><text:span text:style-name="Source_20_Text">AREA}}</text:span>, <text:span text:style-name="Source_20_Text">{{ALUGUEL_MENSAL}}</text:span>, <text:span text:style-name="Source_20_Text">{{DATA_INICIO}}</text:span>, <text:span text:style-name="Source_20_Text">{{PRAZO_MESES}}</text:span>, <text:span text:style-name="Source_20_Text">{{GARANTIA_TIPO}}</text:span>, <text:span text:style-name="Source_20_Text">{{MULTA_PERCENTUAL}}</text:span>, <text:span text:style-name="Source_20_Text">{{INDICE_REAJUSTE}}</text:span>, <text:span text:style-name="Source_20_Text">{{FORO_COMARCA}}</text:span>.</text:p>
      <text:list xml:id="list604417467" text:style-name="L11">
        <text:list-item>
          <text:p text:style-name="P23">Partes e qualificacao.</text:p>
        </text:list-item>
        <text:list-item>
          <text:p text:style-name="P23">Objeto e destinacao (uso residencial, proibicao de sublocacao).</text:p>
        </text:list-item>
        <text:list-item>
          <text:p text:style-name="P23">Prazo e renovacao.</text:p>
        </text:list-item>
        <text:list-item>
          <text:p text:style-name="P23">Aluguel, reajuste pelo {{INDICE_REAJUSTE}}, encargos e IPTU.</text:p>
        </text:list-item>
        <text:list-item>
          <text:p text:style-name="P23">Garantia locaticia {{GARANTIA_TIPO}} e condicoes.</text:p>
        </text:list-item>
        <text:list-item>
          <text:p text:style-name="P23">Vistoria inicial, conservacao e obras.</text:p>
        </text:list-item>
        <text:list-item>
          <text:p text:style-name="P23">Regras de uso e acesso do locador.</text:p>
        </text:list-item>
        <text:list-item>
          <text:p text:style-name="P23">Rescisao e multa de {{MULTA_PERCENTUAL}}%.</text:p>
        </text:list-item>
        <text:list-item>
          <text:p text:style-name="P23">Devolucao, vistoria final e entrega das chaves.</text:p>
        </text:list-item>
        <text:list-item>
          <text:p text:style-name="P22">Foro: {{FORO_COMARCA}}</text:p>
        </text:list-item>
      </text:list>
      <text:p text:style-name="Text_20_body">Clausulas sensiveis: multa desproporcional, transferencia indevida de riscos, retencao indevida de caucao.</text:p>
      <text:p text:style-name="Text_20_body">15.2) Compra e venda de imovel</text:p>
      <text:p text:style-name="Text_20_body">Tokens obrigatorios: <text:span text:style-name="Source_20_Text">{{VENDEDOR_NOME}}</text:span>, <text:span text:style-name="Source_20_Text">{{COMPRADOR_NOME}}</text:span>, <text:span text:style-name="Source_20_Text">{{IMOVEL_MATRICULA}}</text:span>, <text:span text:style-name="Source_20_Text">{{IMOVEL_ENDERECO}}</text:span>, <text:span text:style-name="Source_20_Text">{{PRECO}}</text:span>, <text:span text:style-name="Source_20_Text">{{SINAL}}</text:span>, <text:span text:style-name="Source_20_Text">{{PARCELAS}}</text:span>, <text:span text:style-name="Source_20_Text">{{VENCIMENTO}}</text:span>, <text:span text:style-name="Source_20_Text">{{CONDICAO_FINANCIAMENTO}}</text:span>, <text:span text:style-name="Source_20_Text">{{PRAZO_ESCRITURA}}</text:span>, <text:span text:style-name="Source_20_Text">{{IMPOSTOS_DESPESAS}}</text:span>, <text:span text:style-name="Source_20_Text">{{FORO_COMARCA}}</text:span>.</text:p>
      <text:list xml:id="list2879660021" text:style-name="L12">
        <text:list-item>
          <text:p text:style-name="P25">Partes e objeto (imovel, matricula {{IMOVEL_MATRICULA}}).</text:p>
        </text:list-item>
        <text:list-item>
          <text:p text:style-name="P25">Titularidade, onus e gravames.</text:p>
        </text:list-item>
        <text:list-item>
          <text:p text:style-name="P25">Preco, sinal {{SINAL}}, parcelas {{PARCELAS}} / {{VENCIMENTO}} e condicoes suspensivas {{CONDICAO_FINANCIAMENTO}}.</text:p>
        </text:list-item>
        <text:list-item>
          <text:p text:style-name="P25">Documentos, prazos para escritura {{PRAZO_ESCRITURA}} e registro.</text:p>
        </text:list-item>
        <text:list-item>
          <text:p text:style-name="P25">Tributos e despesas {{IMPOSTOS_DESPESAS}}, corretagem (se houver).</text:p>
        </text:list-item>
        <text:list-item>
          <text:p text:style-name="P25">Posse, riscos, imissao e conservacao.</text:p>
        </text:list-item>
        <text:list-item>
          <text:p text:style-name="P25">Penalidades, inadimplemento e resolucao.</text:p>
        </text:list-item>
        <text:list-item>
          <text:p text:style-name="P24">Foro: {{FORO_COMARCA}}</text:p>
        </text:list-item>
      </text:list>
      <text:p text:style-name="Text_20_body">Clausulas sensiveis: venda a non domino, ausencia de certidoes, prazos inexequiveis para escritura/registro, condicao suspensiva mal definida.</text:p>
      <text:p text:style-name="Text_20_body">15.3) Prestacao de servicos</text:p>
      <text:p text:style-name="Text_20_body">Tokens obrigatorios: <text:span text:style-name="Source_20_Text">{{CONTRATANTE}}</text:span>, <text:span text:style-name="Source_20_Text">{{CONTRATADO}}</text:span>, <text:span text:style-name="Source_20_Text">{{ESCOPO}}</text:span>, <text:span text:style-name="Source_20_Text">{{ENTREGAVEIS}}</text:span>, <text:span text:style-name="Source_20_Text">{{PRAZO}}</text:span>, <text:span text:style-name="Source_20_Text">{{VALOR}}</text:span>, <text:span text:style-name="Source_20_Text">{{FORMA_PAGAMENTO}}</text:span>, <text:span text:style-name="Source_20_Text">{{SLA}}</text:span>, <text:span text:style-name="Source_20_Text">{{MULTA_ATRASO}}</text:span>, <text:span text:style-name="Source_20_Text">{{CONFIDENCIALIDADE}}</text:span>, <text:span text:style-name="Source_20_Text">{{PI_DIREITOS}}</text:span>, <text:span text:style-name="Source_20_Text">{{RESCISAO_PRAZO}}</text:span>, <text:span text:style-name="Source_20_Text">{{FORO}}</text:span>.</text:p>
      <text:list xml:id="list3829122694" text:style-name="L13">
        <text:list-item>
          <text:p text:style-name="P27">Objeto e escopo {{ESCOPO}} com entregaveis {{ENTREGAVEIS}}</text:p>
        </text:list-item>
        <text:list-item>
          <text:p text:style-name="P27">Prazo total {{PRAZO}} e marcos.</text:p>
        </text:list-item>
        <text:list-item>
          <text:p text:style-name="P27">Preco {{VALOR}}, forma de pagamento {{FORMA_PAGAMENTO}} e reajustes.</text:p>
        </text:list-item>
        <text:list-item>
          <text:p text:style-name="P27">Obrigacoes, subcontratacao e alocacao de equipe.</text:p>
        </text:list-item>
        <text:list-item>
          <text:p text:style-name="P27">SLA {{SLA}} e penalidades {{MULTA_ATRASO}}</text:p>
        </text:list-item>
        <text:list-item>
          <text:p text:style-name="P27"><text:soft-page-break/>Confidencialidade {{CONFIDENCIALIDADE}} e protecao de dados.</text:p>
        </text:list-item>
        <text:list-item>
          <text:p text:style-name="P27">Direitos de PI {{PI_DIREITOS}} e licencas.</text:p>
        </text:list-item>
        <text:list-item>
          <text:p text:style-name="P27">Garantias, limitacao de responsabilidade e forca maior.</text:p>
        </text:list-item>
        <text:list-item>
          <text:p text:style-name="P27">Rescisao {{RESCISAO_PRAZO}}, efeitos e transicao.</text:p>
        </text:list-item>
        <text:list-item>
          <text:p text:style-name="P26">Compliance e foro {{FORO}}</text:p>
        </text:list-item>
      </text:list>
      <text:p text:style-name="Text_20_body">Clausulas sensiveis: cessao ampla de PI sem remuneracao, confidencialidade fraca, SLA irrealista, responsabilidade ilimitada.</text:p>
      <text:p text:style-name="Text_20_body">Como usar os templates</text:p>
      <text:list xml:id="list970689677" text:style-name="L14">
        <text:list-item>
          <text:p text:style-name="P29">Duplique o bloco desejado e preencha os tokens {{...}}.</text:p>
        </text:list-item>
        <text:list-item>
          <text:p text:style-name="P29">Rode <text:span text:style-name="Strong_20_Emphasis">Simular primeiro</text:span> com <text:span text:style-name="Source_20_Text">doc.generateOpinion</text:span> ou <text:span text:style-name="Source_20_Text">contract.parse</text:span> (caso inclua rascunho).</text:p>
        </text:list-item>
        <text:list-item>
          <text:p text:style-name="P29">Peca ao J_360 para sinalizar clausulas sensiveis e sugerir melhorias.</text:p>
        </text:list-item>
        <text:list-item>
          <text:p text:style-name="P28">Ao enviar/assinar, o fluxo exige confirmacao humana (<text:span text:style-name="Source_20_Text">requires_confirmation</text:span>).</text:p>
        </text:list-item>
      </text:list>
      <text:p text:style-name="Text_20_body">Aviso: templates sao bases genericas; revise com advogado antes de uso vinculante.</text:p>
      <text:p text:style-name="Text_20_body">Pronto! Operacionalize o J_360 com confirmacao humana, rastreabilidade e custos sob controle. Consulte runs recentes para auditoria completa de entradas e saida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0T17:04:34.403000000</meta:creation-date>
    <dc:date>2025-10-30T17:07:48.431000000</dc:date>
    <meta:editing-duration>PT3M13S</meta:editing-duration>
    <meta:editing-cycles>2</meta:editing-cycles>
    <meta:generator>LibreOffice/7.3.2.2$Windows_X86_64 LibreOffice_project/49f2b1bff42cfccbd8f788c8dc32c1c309559be0</meta:generator>
    <meta:document-statistic meta:table-count="1" meta:image-count="1" meta:object-count="0" meta:page-count="6" meta:paragraph-count="178" meta:word-count="1447" meta:character-count="10830" meta:non-whitespace-character-count="9585"/>
  </office:meta>
</office:document-meta>
</file>